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4.6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/>
          <table:table-cell office:value-type="string" calcext:value-type="string">
            <text:p>SHS</text:p>
          </table:table-cell>
          <table:table-cell/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08:14:48.329696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04T09:37:48.486379524</dc:date>
    <meta:editing-duration>PT13H29M11S</meta:editing-duration>
    <meta:editing-cycles>16</meta:editing-cycles>
    <meta:generator>LibreOffice/6.4.5.2$Linux_X86_64 LibreOffice_project/40$Build-2</meta:generator>
    <dc:creator>Andrew Conway</dc:creator>
    <meta:document-statistic meta:table-count="2" meta:cell-count="209" meta:object-count="0"/>
    <meta:user-defined meta:name="qrichtext">1</meta:user-defined>
  </office:meta>
</office:document-meta>
</file>